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style>
    <style:style style:name="P3" style:family="paragraph" style:parent-style-name="Text_20_body">
      <style:text-properties officeooo:rsid="000bcc26" officeooo:paragraph-rsid="000bcc26"/>
    </style:style>
    <style:style style:name="P4"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83caff"/>
    </style:style>
    <style:style style:name="T1" style:family="text">
      <style:text-properties fo:font-size="10pt" fo:font-weight="normal" officeooo:rsid="000e487e"/>
    </style:style>
    <style:style style:name="T2" style:family="text">
      <style:text-properties officeooo:rsid="000bcc26"/>
    </style:style>
    <style:style style:name="T3" style:family="text">
      <style:text-properties officeooo:rsid="000c9737"/>
    </style:style>
    <style:style style:name="T4"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gr1" style:family="graphic">
      <style:graphic-properties draw:stroke="solid" svg:stroke-width="0cm" svg:stroke-color="#000000" draw:marker-start="" draw:marker-start-width="0.199cm" draw:marker-start-center="false" draw:marker-end="" draw:marker-end-width="0.199cm" draw:marker-end-center="false" draw:fill="solid" draw:fill-color="#83caff" draw:textarea-horizontal-align="center" fo:min-height="2.671cm" fo:padding-top="0.125cm" fo:padding-bottom="0.125cm" fo:padding-left="0.25cm" fo:padding-right="0.25cm" draw:shadow="hidden" draw:shadow-offset-x="0.199cm" draw:shadow-offset-y="0.199cm" draw:shadow-color="#808080"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形状1" draw:style-name="gr1" draw:text-style-name="P6" svg:width="2.502cm" svg:height="2.922cm" svg:x="14.422cm" svg:y="0cm"><draw:text-box><text:p text:style-name="P4"><text:span text:style-name="T4">Alumno</text:span></text:p><text:p text:style-name="P5"><text:span text:style-name="T4">YU</text:span></text:p><text:p text:style-name="P5"><text:span text:style-name="T4">ZHANG</text:span></text:p></draw:text-box></draw:frame><text:tab/><text:span text:style-name="T2">Markup Languages <text:s text:c="12"/></text:span><text:span text:style-name="T1"><text:line-break/></text:span><text:tab/> <text:span text:style-name="T2">And <text:s text:c="26"/></text:span><text:line-break/><text:tab/><text:span text:style-name="T2">Information Management Systems</text:span><text:line-break/><text:tab/><text:span text:style-name="T2">01/12</text:span><text:line-break/><text:tab/><text:span text:style-name="T2">2023</text:span></text:p>
      <text:p text:style-name="Addressee"><text:span text:style-name="T2">GLOBAL PRACTICE 1:</text:span><text:line-break/><text:span text:style-name="T2">PROPOSAL DELIVERY</text:span><text:line-break/><text:span text:style-name="T2">1º DAM</text:span><text:line-break/><text:span text:style-name="T2">IES PERE MARIA ORTS I BOSCH</text:span></text:p>
      <text:p text:style-name="P3">Genshin Impact.</text:p>
      <text:p text:style-name="Text_20_body">Dear <text:span text:style-name="T2">JOSE</text:span>, </text:p>
      <text:p text:style-name="P3">My concept for the web project is primarily divided into three parts, with the majority of content residing in the second and third segments. The first <text:span text:style-name="T3">part</text:span> involves an entrance animation, like to initiating a game(Genshin Impact) by clicking to proceed to second <text:span text:style-name="T3">part</text:span>. Simultaneously, I may incorporate animations, videos, and music to ward off monotony.</text:p>
      <text:p text:style-name="P3">The second part will feature animations to accentuate the selection of different elements, for example, enlarging them for emphasis. As mentioned earlier, this stage will delve into the introduction of the <text:span text:style-name="T3">3</text:span> game characters(Barbatos, Morax, Baal), showcasing tables, picture, and short looping video based on my imagination.</text:p>
      <text:p text:style-name="P3">In essence, the second part serves as the platform to choose which character the user wants to explore further. Upon clicking, it will seamlessly transition to final stage, providing a detailed background story of the selected character to best extent possible. </text:p>
      <text:p text:style-name="P3">Lastly, to accommodate your preferences, <text:span text:style-name="T3">my project has the option to change languages</text:span>, but it’s limited to second and third parts of the web page, like I explained, the first part solely comprises the entrance animatio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ans" fo:font-size="10pt" fo:language="none" fo:country="none" style:letter-kerning="tru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0pt" fo:language="en" fo:country="US"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Sender" style:family="paragraph" style:parent-style-name="Standard" style:class="extra">
      <style:paragraph-properties fo:margin-top="0cm" fo:margin-bottom="1cm" style:contextual-spacing="false">
        <style:tab-stops>
          <style:tab-stop style:position="13.847cm" style:type="right"/>
        </style:tab-stops>
      </style:paragraph-properties>
      <style:text-properties fo:font-size="10pt" officeooo:rsid="000c5d28"/>
    </style:style>
    <style:style style:name="Addressee" style:family="paragraph" style:parent-style-name="Standard" style:class="extra">
      <style:paragraph-properties fo:margin-top="0cm" fo:margin-bottom="1cm"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1T21:21:12.672000000</meta:creation-date>
    <meta:editing-duration>PT1H11M37S</meta:editing-duration>
    <meta:editing-cycles>3</meta:editing-cycles>
    <meta:generator>LibreOffice/7.6.2.1$Windows_X86_64 LibreOffice_project/56f7684011345957bbf33a7ee678afaf4d2ba333</meta:generator>
    <dc:description>Modern business letter with sans-serif font </dc:description>
    <dc:title>Modern business letter sans-serif</dc:title>
    <dc:date>2023-12-01T22:53:39.110000000</dc:date>
    <meta:print-date>2023-12-01T22:49:52.678000000</meta:print-date>
    <meta:printed-by>PDF 文件</meta:printed-by>
    <meta:document-statistic meta:table-count="0" meta:image-count="0" meta:object-count="0" meta:page-count="1" meta:paragraph-count="9" meta:word-count="206" meta:character-count="1368" meta:non-whitespace-character-count="1123"/>
  </office:meta>
</office:document-meta>
</file>